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a4" style:family="table">
      <style:table-properties style:width="16.51cm" table:align="margins" style:writing-mode="lr-tb"/>
    </style:style>
    <style:style style:name="Tabela4.A" style:family="table-column">
      <style:table-column-properties style:column-width="5.503cm" style:rel-column-width="21845*"/>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3" style:family="table">
      <style:table-properties style:width="16.51cm" table:align="margins" style:writing-mode="lr-tb"/>
    </style:style>
    <style:style style:name="Tabela3.A" style:family="table-column">
      <style:table-column-properties style:column-width="4.498cm" style:rel-column-width="17854*"/>
    </style:style>
    <style:style style:name="Tabela3.B" style:family="table-column">
      <style:table-column-properties style:column-width="12.012cm" style:rel-column-width="47681*"/>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Title" style:master-page-name="Standard">
      <style:paragraph-properties style:page-number="auto"/>
    </style:style>
    <style:style style:name="P2"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fo:font-variant="normal" fo:text-transform="none" style:font-name="Times New Roman" fo:font-size="12pt" fo:language="pt" fo:country="BR" fo:font-style="normal" fo:font-weight="normal" officeooo:paragraph-rsid="0016f3c2" style:font-size-asian="12pt" style:font-size-complex="12pt"/>
    </style:style>
    <style:style style:name="P3"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officeooo:paragraph-rsid="0016f3c2"/>
    </style:style>
    <style:style style:name="P4" style:family="paragraph" style:parent-style-name="Text_20_body" style:list-style-name="L1">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5" style:family="paragraph" style:parent-style-name="Text_20_body" style:list-style-name="L2">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cca2" officeooo:paragraph-rsid="00080860" style:font-size-asian="12pt" style:font-size-complex="12pt"/>
    </style:style>
    <style:style style:name="P6" style:family="paragraph" style:parent-style-name="Heading_20_3">
      <style:paragraph-properties fo:text-align="justify" style:justify-single-word="false"/>
      <style:text-properties style:font-name="Times New Roman" fo:font-size="12pt" officeooo:paragraph-rsid="00080860" style:font-size-asian="12pt" style:font-size-complex="12pt"/>
    </style:style>
    <style:style style:name="P7" style:family="paragraph" style:parent-style-name="Text_20_body" style:list-style-name="L3">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8" style:family="paragraph" style:parent-style-name="Text_20_body">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style:font-name="Times New Roman" fo:font-size="12pt" officeooo:rsid="0013e356" officeooo:paragraph-rsid="00080860" style:font-size-asian="12pt" style:font-size-complex="12pt"/>
    </style:style>
    <style:style style:name="P9" style:family="paragraph" style:parent-style-name="Text_20_body" style:list-style-name="L4">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10" style:family="paragraph" style:parent-style-name="Text_20_body" style:list-style-name="L5">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11" style:family="paragraph" style:parent-style-name="Text_20_body" style:list-style-name="L6">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12" style:family="paragraph" style:parent-style-name="Heading_20_1">
      <style:paragraph-properties fo:break-before="page"/>
    </style:style>
    <style:style style:name="P13"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paragraph-rsid="0008ba7d" style:font-size-asian="12pt" style:font-size-complex="12pt"/>
    </style:style>
    <style:style style:name="P14"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8ba7d" style:font-size-asian="12pt" style:font-size-complex="12pt"/>
    </style:style>
    <style:style style:name="P15"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8ba7d" style:font-size-asian="12pt" style:font-size-complex="12pt"/>
    </style:style>
    <style:style style:name="P16" style:family="paragraph" style:parent-style-name="Heading_20_3">
      <style:text-properties officeooo:rsid="001a5098" officeooo:paragraph-rsid="001a5098"/>
    </style:style>
    <style:style style:name="P17"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b7c6e" style:font-size-asian="12pt" style:font-size-complex="12pt"/>
    </style:style>
    <style:style style:name="P18"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19"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08ba7d" officeooo:paragraph-rsid="0008ba7d" style:font-size-asian="12pt" style:font-size-complex="12pt"/>
    </style:style>
    <style:style style:name="P20"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8ba7d"/>
    </style:style>
    <style:style style:name="P21" style:family="paragraph" style:parent-style-name="Standard" style:list-style-name="L7">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officeooo:paragraph-rsid="000b7c6e"/>
    </style:style>
    <style:style style:name="P22" style:family="paragraph" style:parent-style-name="Text_20_body" style:list-style-name="L7" style:master-page-name="">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style:page-number="auto" fo:background-color="transparent" style:writing-mode="lr-tb">
        <style:tab-stops/>
      </style:paragraph-properties>
      <style:text-properties style:font-name="Times New Roman" fo:font-size="12pt" officeooo:paragraph-rsid="000b7c6e" style:font-size-asian="12pt" style:font-size-complex="12pt"/>
    </style:style>
    <style:style style:name="P23" style:family="paragraph" style:parent-style-name="Text_20_body" style:list-style-name="L7">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24" style:family="paragraph" style:parent-style-name="Heading_20_1" style:master-page-name="Converter_20_1">
      <style:paragraph-properties style:page-number="auto"/>
      <style:text-properties officeooo:paragraph-rsid="001e8319"/>
    </style:style>
    <style:style style:name="P25"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c35ad" officeooo:paragraph-rsid="001c35ad" style:font-size-asian="12pt" style:font-size-complex="12pt"/>
    </style:style>
    <style:style style:name="P26" style:family="paragraph" style:parent-style-name="Table_20_Contents">
      <style:paragraph-properties fo:text-align="justify" style:justify-single-word="false"/>
      <style:text-properties officeooo:rsid="001c35ad" officeooo:paragraph-rsid="001c35ad"/>
    </style:style>
    <style:style style:name="P27"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1c35ad" style:font-size-asian="12pt" style:font-size-complex="12pt"/>
    </style:style>
    <style:style style:name="P28" style:family="paragraph" style:parent-style-name="Text_20_body">
      <style:paragraph-properties fo:text-align="justify" style:justify-single-word="false"/>
      <style:text-properties fo:color="#ff0000" loext:opacity="100%" style:font-name="Times New Roman" fo:font-size="12pt" officeooo:paragraph-rsid="00152e94" style:font-size-asian="12pt" style:font-size-complex="12pt"/>
    </style:style>
    <style:style style:name="P29" style:family="paragraph" style:parent-style-name="Text_20_body" style:list-style-name="L8">
      <style:paragraph-properties fo:margin-top="0cm" fo:margin-bottom="0cm" style:contextual-spacing="false" fo:text-align="justify" style:justify-single-word="false"/>
      <style:text-properties officeooo:paragraph-rsid="00152e94"/>
    </style:style>
    <style:style style:name="P30" style:family="paragraph" style:parent-style-name="Text_20_body" style:list-style-name="L8">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1" style:family="paragraph" style:parent-style-name="Text_20_body" style:list-style-name="L8">
      <style:paragraph-properties fo:text-align="justify" style:justify-single-word="false"/>
      <style:text-properties fo:color="#ff0000" loext:opacity="100%" style:font-name="Times New Roman" fo:font-size="12pt" officeooo:paragraph-rsid="00152e94" style:font-size-asian="12pt" style:font-size-complex="12pt"/>
    </style:style>
    <style:style style:name="P32" style:family="paragraph" style:parent-style-name="Text_20_body" style:list-style-name="L9">
      <style:paragraph-properties fo:margin-top="0cm" fo:margin-bottom="0cm" style:contextual-spacing="false" fo:text-align="justify" style:justify-single-word="false"/>
      <style:text-properties officeooo:paragraph-rsid="00152e94"/>
    </style:style>
    <style:style style:name="P33" style:family="paragraph" style:parent-style-name="Text_20_body" style:list-style-name="L9">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4" style:family="paragraph" style:parent-style-name="Text_20_body" style:list-style-name="L9">
      <style:paragraph-properties fo:text-align="justify" style:justify-single-word="false"/>
      <style:text-properties fo:color="#ff0000" loext:opacity="100%" style:font-name="Times New Roman" fo:font-size="12pt" officeooo:paragraph-rsid="00152e94" style:font-size-asian="12pt" style:font-size-complex="12pt"/>
    </style:style>
    <style:style style:name="P35" style:family="paragraph" style:parent-style-name="Text_20_body">
      <style:paragraph-properties fo:text-align="justify" style:justify-single-word="false"/>
      <style:text-properties style:font-name="Times New Roman" fo:font-size="12pt" officeooo:paragraph-rsid="001122c1" style:font-size-asian="12pt" style:font-size-complex="12pt"/>
    </style:style>
    <style:style style:name="P36" style:family="paragraph" style:parent-style-name="Heading_20_2">
      <style:text-properties officeooo:rsid="001122c1"/>
    </style:style>
    <style:style style:name="P37" style:family="paragraph" style:parent-style-name="Text_20_body">
      <style:text-properties fo:font-size="12pt" officeooo:rsid="000eb00d" officeooo:paragraph-rsid="000eb00d" style:font-size-asian="12pt" style:font-size-complex="12pt"/>
    </style:style>
    <style:style style:name="P38" style:family="paragraph" style:parent-style-name="Text_20_body">
      <style:text-properties fo:font-size="12pt" officeooo:rsid="000eb00d" officeooo:paragraph-rsid="001122c1" style:font-size-asian="12pt" style:font-size-complex="12pt"/>
    </style:style>
    <style:style style:name="P39" style:family="paragraph" style:parent-style-name="Text_20_body" style:list-style-name="L10">
      <style:text-properties fo:font-size="12pt" officeooo:rsid="000eb00d" officeooo:paragraph-rsid="001122c1" style:font-size-asian="12pt" style:font-size-complex="12pt"/>
    </style:style>
    <style:style style:name="P40" style:family="paragraph" style:parent-style-name="Text_20_body" style:list-style-name="L11">
      <style:text-properties fo:font-size="12pt" officeooo:paragraph-rsid="001122c1" style:font-size-asian="12pt" style:font-size-complex="12pt"/>
    </style:style>
    <style:style style:name="P41" style:family="paragraph" style:parent-style-name="Table_20_Contents">
      <style:paragraph-properties fo:text-align="justify" style:justify-single-word="false"/>
      <style:text-properties style:font-name="Arial1" officeooo:paragraph-rsid="000eb00d"/>
    </style:style>
    <style:style style:name="P42" style:family="paragraph" style:parent-style-name="Standard">
      <style:text-properties officeooo:rsid="000eb00d" officeooo:paragraph-rsid="000eb00d"/>
    </style:style>
    <style:style style:name="P43" style:family="paragraph" style:parent-style-name="Text_20_body">
      <style:text-properties fo:font-size="12pt" officeooo:rsid="001ea986" officeooo:paragraph-rsid="001ea986" style:font-size-asian="12pt" style:font-size-complex="12pt"/>
    </style:style>
    <style:style style:name="P44" style:family="paragraph" style:parent-style-name="Text_20_body" style:list-style-name="L12">
      <style:text-properties fo:font-size="12pt" style:font-size-asian="12pt" style:font-size-complex="12pt"/>
    </style:style>
    <style:style style:name="P45" style:family="paragraph" style:parent-style-name="Text_20_body" style:list-style-name="L12">
      <style:text-properties fo:font-size="12pt" officeooo:paragraph-rsid="001ea986" style:font-size-asian="12pt" style:font-size-complex="12pt"/>
    </style:style>
    <style:style style:name="T1" style:family="text">
      <style:text-properties officeooo:rsid="00186443"/>
    </style:style>
    <style:style style:name="T2" style:family="text">
      <style:text-properties fo:font-variant="normal" fo:text-transform="none" style:font-name="Times New Roman" fo:font-size="12pt" fo:language="pt" fo:country="BR" fo:font-style="normal" fo:font-weight="normal" style:font-size-asian="12pt" style:font-size-complex="12pt"/>
    </style:style>
    <style:style style:name="T3" style:family="text">
      <style:text-properties fo:font-size="12pt" officeooo:rsid="00186443" style:font-size-asian="12pt" style:font-size-complex="12pt"/>
    </style:style>
    <style:style style:name="T4" style:family="text">
      <style:text-properties officeooo:rsid="0014cca2"/>
    </style:style>
    <style:style style:name="T5" style:family="text">
      <style:text-properties officeooo:rsid="00166c69"/>
    </style:style>
    <style:style style:name="T6" style:family="text">
      <style:text-properties officeooo:rsid="0016eb47"/>
    </style:style>
    <style:style style:name="T7" style:family="text">
      <style:text-properties officeooo:rsid="001ff64a"/>
    </style:style>
    <style:style style:name="T8" style:family="text">
      <style:text-properties officeooo:rsid="00202789"/>
    </style:style>
    <style:style style:name="T9" style:family="text">
      <style:text-properties style:font-name="Times New Roman" fo:font-size="12pt" fo:font-weight="normal" officeooo:rsid="0008ba7d" style:font-size-asian="12pt" style:font-weight-asian="normal" style:font-size-complex="12pt"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officeooo:rsid="001a5098"/>
    </style:style>
    <style:style style:name="T13" style:family="text">
      <style:text-properties fo:font-weight="bold" style:font-weight-asian="bold" style:font-style-complex="italic" style:font-weight-complex="bold"/>
    </style:style>
    <style:style style:name="T14" style:family="text">
      <style:text-properties fo:color="#ff0000" loext:opacity="100%" style:font-name="Times New Roman"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HubGourmet – Sistema de Gestão de Eventos Gastronômicos</text:subject></text:p>
      <text:p text:style-name="Title">Especificações de Referência para o Sistema</text:p>
      <text:h text:style-name="Heading_20_1" text:outline-level="1">Introduction</text:h>
      <text:p text:style-name="P2"><text:tab/><text:span text:style-name="T1">O presente documento busca estabelecer requisitos técnicos não-funcionais para o sistema HubGourmet, voltado para suprir a demanda de realização de feiras gastronômicas. São abordados aqui questões sobre interfaces, regras de negócio, restrições do sistema, conformidade legal e documentação. de Este documento deverá servir de base para verificação, validação e conformidade técnica do sistema.</text:span></text:p>
      <text:p text:style-name="P3"><text:span text:style-name="T2"/></text:p>
      <text:h text:style-name="Heading_20_1" text:outline-level="1">Qualidades do Sistema</text:h>
      <text:p text:style-name="Standard"><text:tab/><text:span text:style-name="T3">As qualidades que o sistema deve comportar são as seguintes:</text:span></text:p>
      <text:h text:style-name="Heading_20_2" text:outline-level="2">Usabilidade</text:h>
      <text:list text:style-name="L1">
        <text:list-item>
          <text:p text:style-name="P4">Intuitividade: <text:span text:style-name="T4">deve ser intuitívo e de fácil uso para pessoas com baixa experiência com tecnologia, tendo suas funcionalidades principais facilmente acessíveis.</text:span></text:p>
        </text:list-item>
        <text:list-item>
          <text:p text:style-name="P4">Consistência: <text:span text:style-name="T5">deve se ter consistência nas interfaces de usuário e na experiência do usuário em todas as telas ou páginas do sistema.</text:span></text:p>
        </text:list-item>
        <text:list-item>
          <text:p text:style-name="P4">Aprendizagem: <text:span text:style-name="T5">deve se ter um tempo mínimo de aprendizagem, com fornecimento de instruções de uso e documentação clara para usuários de diferentes níveis.</text:span></text:p>
        </text:list-item>
        <text:list-item>
          <text:p text:style-name="P4">Acessibilidade: <text:span text:style-name="T4">seguir as orientações da Web Content Accessibility Guidelines (WCAG) para suporte a pessoas com deficiências.</text:span></text:p>
        </text:list-item>
        <text:list-item>
          <text:p text:style-name="P4">Feedback ao Usuário: <text:span text:style-name="T4">o sistema deve prover rapidamente o retorno das ações do usuário, indicando </text:span><text:span text:style-name="T5">sucesso, progresso e erros durante suas requisições.</text:span></text:p>
        </text:list-item>
      </text:list>
      <text:h text:style-name="Heading_20_2" text:outline-level="2">Confiabilidade</text:h>
      <text:list text:style-name="L2">
        <text:list-item>
          <text:p text:style-name="P5">Tratamento de Erros: Exibir mensagens claras de erros e tratar as exceções para evitar falhas gerais</text:p>
        </text:list-item>
        <text:list-item>
          <text:p text:style-name="P5">Recuperabilidade: O sistema deverá se recuperar para um estado consistente com o mínimo de perda de dados</text:p>
        </text:list-item>
        <text:list-item>
          <text:p text:style-name="P5">Consistência de dados: garantir integridade de dados durantes as operações, sobretudo em transações financeiras e descrições.</text:p>
        </text:list-item>
      </text:list>
      <text:h text:style-name="Heading_20_2" text:outline-level="2">Desempenho</text:h>
      <text:h text:style-name="P6" text:outline-level="3">Tempo de resposta</text:h>
      <text:list text:style-name="L3">
        <text:list-item>
          <text:p text:style-name="P7">Deve carregar páginas ou janelas em, no máximo, 3 segundos.</text:p>
        </text:list-item>
        <text:list-item>
          <text:p text:style-name="P7">Deve processar transações e registros complexos em, no máximo, 5 segundos.</text:p>
        </text:list-item>
      </text:list>
      <text:p text:style-name="P8"/>
      <text:h text:style-name="P6" text:outline-level="3"><text:soft-page-break/>Capacidade/Escalabilidade</text:h>
      <text:p text:style-name="P8"><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9">Organizadores: escala de dezenas</text:p>
        </text:list-item>
        <text:list-item>
          <text:p text:style-name="P9">Expositores: escala de centenas</text:p>
        </text:list-item>
        <text:list-item>
          <text:p text:style-name="P9">Visitantes: escala de milhares</text:p>
        </text:list-item>
      </text:list>
      <text:p text:style-name="P8"/>
      <text:h text:style-name="P6" text:outline-level="3">Disponibilidade</text:h>
      <text:list text:style-name="L5">
        <text:list-item>
          <text:p text:style-name="P10">Deve estar disponível a maior parte do tempo, sobretudo em períodos de inscrições e dias de feira, exceto durante manutenções programadas, idealmente alcançando 80% do tempo.</text:p>
        </text:list-item>
        <text:list-item>
          <text:p text:style-name="P10">Deve ser tolerante a falhas e ter mecanismos de backup e manutenção rápida.</text:p>
        </text:list-item>
      </text:list>
      <text:h text:style-name="Heading_20_2" text:outline-level="2">Suportabilidade</text:h>
      <text:list text:style-name="L6">
        <text:list-item>
          <text:p text:style-name="P11">Modularidade: deve se buscar a modularidade do código-fonte <text:s/>para facilitar a adição de novas funcionalidades, correção de bugs e realização de melhorias, colaborando para a liongevidade do sistema.</text:p>
        </text:list-item>
        <text:list-item>
          <text:p text:style-name="P11">Documentação: a arquitetura e os modelos do sistema devem ser claros e compreensíveis.</text:p>
        </text:list-item>
        <text:list-item>
          <text:p text:style-name="P11">Testabilidade: o sistema deve permitir testes de funcionalidades e de componentes.</text:p>
        </text:list-item>
        <text:list-item>
          <text:p text:style-name="P11">Configurabilidade: deve estarem previstas funcionalidades como tipos de ingresso, opções de pagamento, campos de inscrição e regras de negócio devem ser configuráveis sem a necessidade de alteração do código.</text:p>
        </text:list-item>
      </text:list>
      <text:h text:style-name="P12" text:outline-level="1">Interface do Sistema</text:h>
      <text:h text:style-name="Heading_20_2" text:outline-level="2">Interface de Usuário</text:h>
      <text:h text:style-name="Heading_20_3" text:outline-level="3">Aparência e Impressão (Look &amp; Feel) </text:h>
      <text:list xml:id="list1686301219" text:style-name="L7">
        <text:list-item>
          <text:p text:style-name="P13"><text:span text:style-name="T6">Pode se usar um padrão visual divergente, </text:span><text:span text:style-name="T7">optando</text:span><text:span text:style-name="T6"> um padrão limpo e pouco estimulante, com paleta de cores frias para os usuários administradores, colaboradores, organizadores </text:span><text:span text:style-name="T7">e parceiros</text:span><text:span text:style-name="T6">, enquanto se usa um visual estimulante, com paletas de cores quentes para os visitantes das exposições.</text:span></text:p>
        </text:list-item>
      </text:list>
      <text:h text:style-name="Heading_20_3" text:outline-level="3">Requisitos de Leitura e Navegação</text:h>
      <text:list xml:id="list110407445263540" text:continue-numbering="true" text:style-name="L7">
        <text:list-item>
          <text:p text:style-name="P14">Priorizar um leiaute de fácil navegação e acessível a usuários com conhecimento tecnológico básico.</text:p>
        </text:list-item>
        <text:list-item>
          <text:p text:style-name="P14">Permitir que diferentes classes de usuário tenham suas funcionalidades específicas atendidas, sem intersecção desnecessárias com elementos não usados para a sua classe.</text:p>
        </text:list-item>
        <text:list-item>
          <text:p text:style-name="P14">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5">Estabelecer respostas padronizadas à interação com o usuário, fornecendo elementos visuais de confirmações e mensagens de erros claras.</text:p>
        </text:list-item>
        <text:list-item>
          <text:p text:style-name="P15">Leiaute responsivo para múltiplas plataformas pode ser um requisito a ser implementado ao se expandir a ferramenta para outros dispositivos.</text:p>
        </text:list-item>
        <text:list-item>
          <text:p text:style-name="P15">Garantir a conformidade legal de navegação em termos de acessibilidade, dando abertura para elementos elementos de acessibilidade adicionais com a maturidade do sistema.</text:p>
        </text:list-item>
      </text:list>
      <text:h text:style-name="P16" text:outline-level="3">Consistência</text:h>
      <text:list xml:id="list110407626267026" text:continue-numbering="true" text:style-name="L7">
        <text:list-item>
          <text:p text:style-name="P17">Permitir que diferentes classes de usuário tenham suas funcionalidades específicas atendidas, sem intersecção desnecessárias com elementos não usados para a sua classe.</text:p>
        </text:list-item>
        <text:list-item>
          <text:p text:style-name="P17">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8">Estabelecer respostas padronizadas à interação com o usuário, fornecendo elementos visuais de confirmações e mensagens de erros claras.</text:p>
        </text:list-item>
        <text:list-item>
          <text:p text:style-name="P18">Leiaute responsivo para múltiplas plataformas pode ser um requisito a ser implementado ao se expandir a ferramenta para outros dispositivos.</text:p>
        </text:list-item>
        <text:list-item>
          <text:p text:style-name="P18">Garantir a conformidade legal de navegação em termos de acessibilidade, dando abertura para elementos elementos de acessibilidade adicionais com a maturidade do sistema.</text:p>
        </text:list-item>
        <text:list-item>
          <text:p text:style-name="P19">Visual: </text:p>
          <text:list>
            <text:list-item>
              <text:p text:style-name="P20"><text:span text:style-name="T9">Uso das </text:span><text:span text:style-name="Strong_20_Emphasis"><text:span text:style-name="T9">mesmas cores</text:span></text:span><text:span text:style-name="T9"> para elementos com a mesma função (ex.: azul para botões de ação, vermelho para excluir). </text:span></text:p>
            </text:list-item>
            <text:list-item>
              <text:p text:style-name="P20"><text:soft-page-break/><text:span text:style-name="Strong_20_Emphasis"><text:span text:style-name="T10">Tipografia uniforme:</text:span></text:span><text:span text:style-name="T10"> títulos, subtítulos, textos e botões seguem hierarquia de tamanhos e pesos.</text:span></text:p>
            </text:list-item>
            <text:list-item>
              <text:p text:style-name="P19"><text:span text:style-name="Strong_20_Emphasis"><text:span text:style-name="T11">Ícones padronizados:</text:span></text:span><text:span text:style-name="T11"> se</text:span>mpre usar o mesmo ícone para uma ação específica (ex.: lápis para editar, lixeira para excluir).</text:p>
            </text:list-item>
          </text:list>
        </text:list-item>
        <text:list-item>
          <text:p text:style-name="P21"><text:span text:style-name="Strong_20_Emphasis"><text:span text:style-name="T10">Consistência de Comportamento</text:span></text:span></text:p>
          <text:list>
            <text:list-item>
              <text:p text:style-name="P22">Campos obrigatórios sempre são indicados do mesmo jeito (ex.: asterisco "*").</text:p>
            </text:list-item>
            <text:list-item>
              <text:p text:style-name="P23">Erros são tratados da mesma forma em todas as telas (ex.: mensagem em vermelho abaixo do campo).</text:p>
            </text:list-item>
            <text:list-item>
              <text:p text:style-name="P23">Botões como "Salvar", "Cancelar", "Excluir" sempre executam a mesma função, independentemente da tela.</text:p>
            </text:list-item>
          </text:list>
        </text:list-item>
      </text:list>
      <text:h text:style-name="Heading_20_2" text:outline-level="2">Interfaces para Sistemas Externos e Outros Dispositivos</text:h>
      <text:list text:continue-numbering="true" text:style-name="L7">
        <text:list-item>
          <text:p text:style-name="P18"><text:span text:style-name="T12">I</text:span>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 </text:p>
        </text:list-item>
      </text:list>
      <text:h text:style-name="P24" text:outline-level="1">Regras de Negócio</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13">business concept</text:span> with a specific kind of <text:span text:style-name="T13">logic processing</text:span>, example: Driver Risk Assessment Rules or Customer Validation Rules.]</text:p>
      <text:p text:style-name="P25">O sistema deverá implementar as seguintes regras de negócio:</text:p>
      <table:table table:name="Tabela4" table:style-name="Tabela4">
        <table:table-column table:style-name="Tabela4.A" table:number-columns-repeated="3"/>
        <table:table-row>
          <table:table-cell table:style-name="Tabela4.A1" office:value-type="string">
            <text:p text:style-name="P26">Regra de Negócio</text:p>
          </table:table-cell>
          <table:table-cell table:style-name="Tabela4.A1" office:value-type="string">
            <text:p text:style-name="P26">Descrição</text:p>
          </table:table-cell>
          <table:table-cell table:style-name="Tabela4.C1" office:value-type="string">
            <text:p text:style-name="P26">Tipo</text:p>
          </table:table-cell>
        </table:table-row>
        <table:table-row>
          <table:table-cell table:style-name="Tabela4.A2" office:value-type="string">
            <text:p text:style-name="P26">Validação de CPF</text:p>
          </table:table-cell>
          <table:table-cell table:style-name="Tabela4.A2" office:value-type="string">
            <text:p text:style-name="P26">Todo usuário deverá ter CPF válido para realizar o cadastro no sistema</text:p>
          </table:table-cell>
          <table:table-cell table:style-name="Tabela4.C2" office:value-type="string">
            <text:p text:style-name="P26">Validação</text:p>
          </table:table-cell>
        </table:table-row>
        <table:table-row>
          <table:table-cell table:style-name="Tabela4.A2" office:value-type="string">
            <text:p text:style-name="P26">Definição de estatus para cadastro de expositores</text:p>
          </table:table-cell>
          <table:table-cell table:style-name="Tabela4.A2" office:value-type="string">
            <text:p text:style-name="P26"/>
          </table:table-cell>
          <table:table-cell table:style-name="Tabela4.C2" office:value-type="string">
            <text:p text:style-name="P26">Processo</text:p>
          </table:table-cell>
        </table:table-row>
        <table:table-row>
          <table:table-cell table:style-name="Tabela4.A2" office:value-type="string">
            <text:p text:style-name="P26">Cancelamento de canidatura</text:p>
          </table:table-cell>
          <table:table-cell table:style-name="Tabela4.A2" office:value-type="string">
            <text:p text:style-name="P26"/>
          </table:table-cell>
          <table:table-cell table:style-name="Tabela4.C2" office:value-type="string">
            <text:p text:style-name="P26">Processo</text:p>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V</text:p>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Venda de ingresso para o mesmo dia da compra</text:p>
          </table:table-cell>
          <table:table-cell table:style-name="Tabela4.A2" office:value-type="string">
            <text:p text:style-name="P26">A data do ingresso deverá coincidir com a data de sua compra</text:p>
          </table:table-cell>
          <table:table-cell table:style-name="Tabela4.C2" office:value-type="string">
            <text:p text:style-name="P26">Comercial</text:p>
          </table:table-cell>
        </table:table-row>
      </table:table>
      <text:p text:style-name="P25"/>
      <text:p text:style-name="P27"/>
      <text:p text:style-name="P28">Essas são as regras que governam as operações e os dados dentro do sistema, refletindo a lógica de negócio da feira gastronômica.</text:p>
      <text:list text:style-name="L8">
        <text:list-item>
          <text:p text:style-name="P29"><text:span text:style-name="Strong_20_Emphasis"><text:span text:style-name="T14">Processo de Inscrição de Expositores:</text:span></text:span><text:span text:style-name="T14"> </text:span></text:p>
          <text:list>
            <text:list-item>
              <text:p text:style-name="P30">Definição de status para as candidaturas (ex: rascunho, pendente, aprovado, rejeitado, cancelado). </text:p>
            </text:list-item>
            <text:list-item>
              <text:p text:style-name="P30">Critérios e fluxo de aprovação de expositores (ex: documentos obrigatórios, avaliação de portfólio, conformidade com a legislação sanitária). </text:p>
            </text:list-item>
            <text:list-item>
              <text:p text:style-name="P30">Regras para prazos de inscrição e pagamentos. </text:p>
            </text:list-item>
          </text:list>
        </text:list-item>
        <text:list-item>
          <text:p text:style-name="P29"><text:span text:style-name="Strong_20_Emphasis"><text:span text:style-name="T14">Gestão de Pagamentos e Finanças:</text:span></text:span><text:span text:style-name="T14"> </text:span></text:p>
          <text:list>
            <text:list-item>
              <text:p text:style-name="P30">Regras para cálculo de valores de inscrições, descontos, multas por atraso. </text:p>
            </text:list-item>
            <text:list-item>
              <text:p text:style-name="P30">Processos de estorno e cancelamento de pagamentos. </text:p>
            </text:list-item>
            <text:list-item>
              <text:p text:style-name="P30">Definição de comissões (se o software processar vendas diretas). </text:p>
            </text:list-item>
          </text:list>
        </text:list-item>
        <text:list-item>
          <text:p text:style-name="P29"><text:span text:style-name="Strong_20_Emphasis"><text:span text:style-name="T14">Alocação de Espaços:</text:span></text:span><text:span text:style-name="T14"> </text:span></text:p>
          <text:list>
            <text:list-item>
              <text:p text:style-name="P30">Regras para a definição de tipos de estandes e seus respectivos valores. </text:p>
            </text:list-item>
            <text:list-item>
              <text:p text:style-name="P30"><text:soft-page-break/>Critérios para a atribuição de espaços aos expositores (ordem de inscrição, preferência, tipo de culinária). </text:p>
            </text:list-item>
            <text:list-item>
              <text:p text:style-name="P30">Regras de conflito (evitar alocar concorrentes diretos lado a lado, se aplicável). </text:p>
            </text:list-item>
          </text:list>
        </text:list-item>
        <text:list-item>
          <text:p text:style-name="P29"><text:span text:style-name="Strong_20_Emphasis"><text:span text:style-name="T14">Comunicação e Notificações:</text:span></text:span><text:span text:style-name="T14"> </text:span></text:p>
          <text:list>
            <text:list-item>
              <text:p text:style-name="P30">Definição dos tipos de notificações automáticas (e-mail, SMS) e seus gatilhos (ex: inscrição aprovada, pagamento pendente, lembrete de evento). </text:p>
            </text:list-item>
            <text:list-item>
              <text:p text:style-name="P30">Padrões para o conteúdo e o tom das comunicações. </text:p>
            </text:list-item>
          </text:list>
        </text:list-item>
        <text:list-item>
          <text:p text:style-name="P29"><text:span text:style-name="Strong_20_Emphasis"><text:span text:style-name="T14">Gerenciamento de Usuários e Permissões:</text:span></text:span><text:span text:style-name="T14"> </text:span></text:p>
          <text:list>
            <text:list-item>
              <text:p text:style-name="P30">Definição de perfis de usuário (ex: Administrador Global, Gerente de Evento, Analista Financeiro, Expositor, Visitante). </text:p>
            </text:list-item>
            <text:list-item>
              <text:p text:style-name="P31">As permissões específicas associadas a cada perfil (ex: apenas Administrador Global pode criar novos eventos; Gerente de Evento pode aprovar expositores).</text:p>
            </text:list-item>
          </text:list>
        </text:list-item>
      </text:list>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h text:style-name="Heading_20_1" text:outline-level="1">Restrições do Sistema</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p text:style-name="P28">Estas são as limitações ou requisitos que devem ser considerados durante o design e a implementação do software.</text:p>
      <text:list text:style-name="L9">
        <text:list-item>
          <text:p text:style-name="P32"><text:span text:style-name="Strong_20_Emphasis"><text:span text:style-name="T14">Tecnologia:</text:span></text:span><text:span text:style-name="T14"> </text:span></text:p>
          <text:list>
            <text:list-item>
              <text:p text:style-name="P32"><text:span text:style-name="Strong_20_Emphasis"><text:span text:style-name="T14">Plataforma de Desenvolvimento:</text:span></text:span><text:span text:style-name="T14"> Linguagens de programação, frameworks e bibliotecas permitidas (ex: React para frontend, Node.js para backend, Python para análises). </text:span></text:p>
            </text:list-item>
            <text:list-item>
              <text:p text:style-name="P32"><text:span text:style-name="Strong_20_Emphasis"><text:span text:style-name="T14">Banco de Dados:</text:span></text:span><text:span text:style-name="T14"> Tipo de banco de dados (relacional como PostgreSQL ou MySQL, NoSQL como MongoDB), e diretrizes para seu uso (ex: normalização, índices). </text:span></text:p>
            </text:list-item>
            <text:list-item>
              <text:p text:style-name="P32"><text:span text:style-name="Strong_20_Emphasis"><text:span text:style-name="T14">Infraestrutura:</text:span></text:span><text:span text:style-name="T14"> Requisitos de hospedagem (nuvem AWS, Azure, Google Cloud), servidores, contêineres (Docker, Kubernetes). </text:span></text:p>
            </text:list-item>
          </text:list>
        </text:list-item>
        <text:list-item>
          <text:p text:style-name="P32"><text:span text:style-name="Strong_20_Emphasis"><text:span text:style-name="T14">Integrações:</text:span></text:span><text:span text:style-name="T14"> </text:span></text:p>
          <text:list>
            <text:list-item>
              <text:p text:style-name="P32"><text:span text:style-name="Strong_20_Emphasis"><text:span text:style-name="T14">Sistemas Externos:</text:span></text:span><text:span text:style-name="T14"> Especificar integrações obrigatórias (ex: gateways de pagamento como Stripe ou Mercado Pago, plataformas de e-mail marketing como Mailchimp, sistemas de CRM). </text:span></text:p>
            </text:list-item>
            <text:list-item>
              <text:p text:style-name="P32"><text:soft-page-break/><text:span text:style-name="Strong_20_Emphasis"><text:span text:style-name="T14">APIs:</text:span></text:span><text:span text:style-name="T14"> Definir a necessidade de APIs públicas ou privadas para futuras integrações ou consumo de dados por outras aplicações. </text:span></text:p>
            </text:list-item>
          </text:list>
        </text:list-item>
        <text:list-item>
          <text:p text:style-name="P32"><text:span text:style-name="Strong_20_Emphasis"><text:span text:style-name="T14">Desempenho:</text:span></text:span><text:span text:style-name="T14"> </text:span></text:p>
          <text:list>
            <text:list-item>
              <text:p text:style-name="P33">Limites aceitáveis para tempo de resposta, throughput e capacidade de usuários simultâneos em diferentes cenários (ex: 2000 usuários simultâneos durante a abertura de vendas sem degradação superior a 15%). </text:p>
            </text:list-item>
          </text:list>
        </text:list-item>
        <text:list-item>
          <text:p text:style-name="P32"><text:span text:style-name="Strong_20_Emphasis"><text:span text:style-name="T14">Segurança:</text:span></text:span><text:span text:style-name="T14"> </text:span></text:p>
          <text:list>
            <text:list-item>
              <text:p text:style-name="P33">Padrões de criptografia para dados em trânsito e em repouso. </text:p>
            </text:list-item>
            <text:list-item>
              <text:p text:style-name="P33">Requisitos de testes de segurança (pen tests, varreduras de vulnerabilidade). </text:p>
            </text:list-item>
            <text:list-item>
              <text:p text:style-name="P33">Padrões de log e auditoria para todas as operações críticas. </text:p>
            </text:list-item>
          </text:list>
        </text:list-item>
        <text:list-item>
          <text:p text:style-name="P32"><text:span text:style-name="Strong_20_Emphasis"><text:span text:style-name="T14">Orçamento e Cronograma:</text:span></text:span><text:span text:style-name="T14"> </text:span></text:p>
          <text:list>
            <text:list-item>
              <text:p text:style-name="P34">Limitações financeiras e prazos de entrega que influenciam as escolhas tecnológicas e o escopo das funcionalidades.</text:p>
            </text:list-item>
          </text:list>
        </text:list-item>
      </text:list>
      <text:h text:style-name="Heading_20_1" text:outline-level="1">Conformidade do Sistema</text:h>
      <text:h text:style-name="Heading_20_2" text:outline-level="2">Licensing Requirements</text:h>
      <text:p text:style-name="P35">Assegurar que o software esteja em conformidade com leis, regulamentos e padrões da indústria.</text:p>
      <text:h text:style-name="P36" text:outline-level="2">Conformidade Legal, Direitos de Reprodução e Outros</text:h>
      <text:p text:style-name="P37">Proteção de Dados: Garantir conformidade com a LGPD e leis adjacentes sobre proteção de dados, considerando a GDPR e demais leis caso o sistema seja extendido para o público externo no futuro.</text:p>
      <text:p text:style-name="P38">Regulamentação financeira:</text:p>
      <text:list text:style-name="L10">
        <text:list-item>
          <text:p text:style-name="P39">Garantir conformidae normativa e legal sobre processamento de pagamentos, sendo esses realizados pelo sistema ou por terceiros.</text:p>
        </text:list-item>
        <text:list-item>
          <text:p text:style-name="P39">Garantir confirmidade legal de regras tributárias, incluindo emissão de notas fiscais</text:p>
        </text:list-item>
      </text:list>
      <text:p text:style-name="P38">Regulamentação Sanitária:</text:p>
      <text:list text:style-name="L11">
        <text:list-item>
          <text:p text:style-name="P40">Prover formas de gerenciar e facilitar a fiscalização por meio das normas sanitárias e de manipulação de alimentos vigentes</text:p>
        </text:list-item>
      </text:list>
      <text:h text:style-name="Heading_20_2" text:outline-level="2">Normas Aplicáveis</text:h>
      <table:table table:name="Tabela3" table:style-name="Tabela3">
        <table:table-column table:style-name="Tabela3.A"/>
        <table:table-column table:style-name="Tabela3.B"/>
        <table:table-row>
          <table:table-cell table:style-name="Tabela3.A1" office:value-type="string">
            <text:p text:style-name="P41">Categoria </text:p>
          </table:table-cell>
          <table:table-cell table:style-name="Tabela3.B1" office:value-type="string">
            <text:p text:style-name="P41">Norma/Padrão </text:p>
          </table:table-cell>
        </table:table-row>
        <table:table-row>
          <table:table-cell table:style-name="Tabela3.A2" office:value-type="string">
            <text:p text:style-name="P41">Usabilidade </text:p>
          </table:table-cell>
          <table:table-cell table:style-name="Tabela3.B2" office:value-type="string">
            <text:p text:style-name="P41">ISO 9241-210, ISO 25010, WCAG 2.1 </text:p>
          </table:table-cell>
        </table:table-row>
        <table:table-row>
          <table:table-cell table:style-name="Tabela3.A2" office:value-type="string">
            <text:p text:style-name="P41">Interoperabilidade </text:p>
          </table:table-cell>
          <table:table-cell table:style-name="Tabela3.B2" office:value-type="string">
            <text:p text:style-name="P41">ISO/IEC 19510, OpenAPI, JSON, XML <text:s/></text:p>
          </table:table-cell>
        </table:table-row>
        <table:table-row>
          <table:table-cell table:style-name="Tabela3.A2" office:value-type="string">
            <text:p text:style-name="P41">Qualidade </text:p>
          </table:table-cell>
          <table:table-cell table:style-name="Tabela3.B2" office:value-type="string">
            <text:p text:style-name="P41">ISO/IEC 25010 </text:p>
          </table:table-cell>
        </table:table-row>
        <table:table-row>
          <table:table-cell table:style-name="Tabela3.A2" office:value-type="string">
            <text:p text:style-name="P41">Segurança </text:p>
          </table:table-cell>
          <table:table-cell table:style-name="Tabela3.B2" office:value-type="string">
            <text:p text:style-name="P41">OWASP, ISO/IEC 27001 (Segurança da Informação) </text:p>
          </table:table-cell>
        </table:table-row>
        <table:table-row>
          <table:table-cell table:style-name="Tabela3.A2" office:value-type="string">
            <text:p text:style-name="P41">Boas práticas de código </text:p>
          </table:table-cell>
          <table:table-cell table:style-name="Tabela3.B2" office:value-type="string">
            <text:p text:style-name="P41">SOLID, PEP8, Git, CI/CD </text:p>
          </table:table-cell>
        </table:table-row>
      </table:table>
      <text:p text:style-name="P42"><text:soft-page-break/></text:p>
      <text:h text:style-name="Heading_20_1" text:outline-level="1">Documentação do Sistema</text:h>
      <text:p text:style-name="P43">A seguinte documentação deverá ser elaboraa ao longo do projeto:</text:p>
      <text:list text:style-name="L12">
        <text:list-item>
          <text:p text:style-name="P44">Documentação de Requisitos</text:p>
        </text:list-item>
        <text:list-item>
          <text:p text:style-name="P44">Documentação de Arquitetura e Design</text:p>
        </text:list-item>
        <text:list-item>
          <text:p text:style-name="P44">Documentação Técnica para Desenvolvedores: Guia de instalação do ambiente, convenções de código, documentação de APIs internas, instruções de deploy e resolução de problemas comuns. </text:p>
        </text:list-item>
        <text:list-item>
          <text:p text:style-name="P44">Manual do Usuário: Guias detalhados para cada stakeholder (Organizadores, Expositores, Visitantes) sobre como usar o software, com instruções passo a passo, screenshots e FAQs. </text:p>
        </text:list-item>
        <text:list-item>
          <text:p text:style-name="P45">Documentação de Testes: Planos de teste, casos de teste, resultados de testes e relatórios de bugs. </text:p>
        </text:list-item>
        <text:list-item>
          <text:p text:style-name="P44">Documentação de Operação e Manutenção: Procedimentos para backup e recuperação de dados, monitoramento do sistema, planos de contingência e escalabilidade.<text:bookmark text:name="_PictureBulle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79cm" fo:keep-together="auto"/>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66245"/>
    </style:style>
    <style:style style:name="MT2" style:family="text">
      <style:text-properties officeooo:rsid="000eaf65"/>
    </style:style>
    <style:style style:name="MT3" style:family="text">
      <style:text-properties officeooo:rsid="000f3d19"/>
    </style:style>
    <style:style style:name="MT4" style:family="text">
      <style:text-properties style:font-name="Times New Roman" officeooo:rsid="000d487d"/>
    </style:style>
    <style:style style:name="MT5" style:family="text">
      <style:text-properties style:font-name="Symbol"/>
    </style:style>
    <style:style style:name="MT6" style:family="text">
      <style:text-properties officeooo:rsid="000d487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 – Sistema de Gestão de Eventos Gastronômicos</text:subject></text:p>
            </table:table-cell>
            <table:table-cell table:style-name="Tabela2.B1" office:value-type="string">
              <text:p text:style-name="MP2"><text:s/></text:p>
            </table:table-cell>
          </table:table-row>
          <table:table-row table:style-name="Tabela2.2">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2">a</text:span>: <text:span text:style-name="MT3">1</text:span><text:span text:style-name="MT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
            </table:table-cell>
            <table:table-cell table:style-name="Tabela1.A1" office:value-type="string">
              <text:p text:style-name="MP4"><text:span text:style-name="MT4">Micheron Systems</text:span><text:span text:style-name="MT5"> </text:span><text:user-defined style:data-style-name="N0" text:name="Company"/>, <text:date style:data-style-name="N114" text:date-value="2025-06-25T11:04:05.447187172">2025</text:date></text:p>
            </table:table-cell>
            <table:table-cell table:style-name="Tabela1.A1" office:value-type="string">
              <text:p text:style-name="MP5"><text:span text:style-name="MT6">Página</text:span> <text:span text:style-name="Page_20_Number"><text:page-number text:select-page="current">2</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HubGourmet – Sistema de Gestão de Eventos Gastronômicos</dc:subject>
    <meta:creation-date>2023-04-12T16:19:53.300000000</meta:creation-date>
    <dc:date>2025-06-25T11:04:05.390121800</dc:date>
    <meta:print-date>2001-03-15T14:26:00</meta:print-date>
    <meta:editing-cycles>23</meta:editing-cycles>
    <meta:editing-duration>PT2H14M18S</meta:editing-duration>
    <meta:generator>LibreOffice/25.2.4.3$Windows_X86_64 LibreOffice_project/33e196637044ead23f5c3226cde09b47731f7e27</meta:generator>
    <meta:document-statistic meta:table-count="4" meta:image-count="0" meta:object-count="0" meta:page-count="8" meta:paragraph-count="156" meta:word-count="1992" meta:character-count="13325" meta:non-whitespace-character-count="11533"/>
  </office:meta>
</office:document-meta>
</file>